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float" office:value="-4" calcext:value-type="float">
            <text:p>-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Gauss-Seidel Metho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ea1(%)</text:p>
          </table:table-cell>
          <table:table-cell table:style-name="ce1" office:value-type="string" calcext:value-type="string">
            <text:p>ea2(%)</text:p>
          </table:table-cell>
          <table:table-cell table:style-name="ce1" office:value-type="string" calcext:value-type="string">
            <text:p>ea3(%)</text:p>
          </table:table-cell>
          <table:table-cell/>
          <table:table-cell table:style-name="ce1" office:value-type="string" calcext:value-type="string">
            <text:p>5&lt;Ea&lt;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0.5&lt;Ea&lt;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([.$F$3]-[.$C$3]*[.D9]-[.$D$3]*[.E9])/([.$B$3])" office:value-type="float" office:value="-1.5" calcext:value-type="float">
            <text:p>-1.5</text:p>
          </table:table-cell>
          <table:table-cell table:style-name="ce3" table:formula="of:=([.$F$4]-[.$B$4]*[.C10]-[.$D$4]*[.E9])/([.$C$4])" office:value-type="float" office:value="-0.9" calcext:value-type="float">
            <text:p>-0.9000</text:p>
          </table:table-cell>
          <table:table-cell table:style-name="ce3" table:formula="of:=([.$F$5]-[.$B$5]*[.C10]-[.$C$5]*[.D10])/([.$D$5])" office:value-type="float" office:value="3.7" calcext:value-type="float">
            <text:p>3.7000</text:p>
          </table:table-cell>
          <table:table-cell table:style-name="ce3" table:formula="of:=ABS(([.C10]-[.C9])/([.C10]))*100" office:value-type="float" office:value="100" calcext:value-type="float">
            <text:p>100.0000</text:p>
          </table:table-cell>
          <table:table-cell table:style-name="ce3" table:formula="of:=ABS(([.D10]-[.D9])/([.D10]))*100" office:value-type="float" office:value="100" calcext:value-type="float">
            <text:p>100.0000</text:p>
          </table:table-cell>
          <table:table-cell table:style-name="ce3" table:formula="of:=ABS(([.E10]-[.E9])/([.E10]))*100" office:value-type="float" office:value="100" calcext:value-type="float">
            <text:p>100.0000</text:p>
          </table:table-cell>
          <table:table-cell/>
          <table:table-cell table:style-name="ce1" office:value-type="string" calcext:value-type="string">
            <text:p>0.05&lt;Ea&lt;0.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$F$3]-[.$C$3]*[.D10]-[.$D$3]*[.E10])/([.$B$3])" office:value-type="float" office:value="1.05" calcext:value-type="float">
            <text:p>1.05</text:p>
          </table:table-cell>
          <table:table-cell table:style-name="ce3" table:formula="of:=([.$F$4]-[.$B$4]*[.C11]-[.$D$4]*[.E10])/([.$C$4])" office:value-type="float" office:value="-3.17" calcext:value-type="float">
            <text:p>-3.1700</text:p>
          </table:table-cell>
          <table:table-cell table:style-name="ce3" table:formula="of:=([.$F$5]-[.$B$5]*[.C11]-[.$C$5]*[.D11])/([.$D$5])" office:value-type="float" office:value="3.56" calcext:value-type="float">
            <text:p>3.5600</text:p>
          </table:table-cell>
          <table:table-cell table:style-name="ce3" table:formula="of:=ABS(([.C11]-[.C10])/([.C11]))*100" office:value-type="float" office:value="242.857142857143" calcext:value-type="float">
            <text:p>242.8571</text:p>
          </table:table-cell>
          <table:table-cell table:style-name="ce3" table:formula="of:=ABS(([.D11]-[.D10])/([.D11]))*100" office:value-type="float" office:value="71.608832807571" calcext:value-type="float">
            <text:p>71.6088</text:p>
          </table:table-cell>
          <table:table-cell table:style-name="ce3" table:formula="of:=ABS(([.E11]-[.E10])/([.E11]))*100" office:value-type="float" office:value="3.93258426966292" calcext:value-type="float">
            <text:p>3.932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$F$3]-[.$C$3]*[.D11]-[.$D$3]*[.E11])/([.$B$3])" office:value-type="float" office:value="0.3775" calcext:value-type="float">
            <text:p>0.3775</text:p>
          </table:table-cell>
          <table:table-cell table:style-name="ce3" table:formula="of:=([.$F$4]-[.$B$4]*[.C12]-[.$D$4]*[.E11])/([.$C$4])" office:value-type="float" office:value="-2.7385" calcext:value-type="float">
            <text:p>-2.7385</text:p>
          </table:table-cell>
          <table:table-cell table:style-name="ce3" table:formula="of:=([.$F$5]-[.$B$5]*[.C12]-[.$C$5]*[.D12])/([.$D$5])" office:value-type="float" office:value="3.6805" calcext:value-type="float">
            <text:p>3.6805</text:p>
          </table:table-cell>
          <table:table-cell table:style-name="ce3" table:formula="of:=ABS(([.C12]-[.C11])/([.C12]))*100" office:value-type="float" office:value="178.145695364239" calcext:value-type="float">
            <text:p>178.1457</text:p>
          </table:table-cell>
          <table:table-cell table:style-name="ce3" table:formula="of:=ABS(([.D12]-[.D11])/([.D12]))*100" office:value-type="float" office:value="15.7568011685229" calcext:value-type="float">
            <text:p>15.7568</text:p>
          </table:table-cell>
          <table:table-cell table:style-name="ce3" table:formula="of:=ABS(([.E12]-[.E11])/([.E12]))*100" office:value-type="float" office:value="3.27401168319523" calcext:value-type="float">
            <text:p>3.27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([.$F$3]-[.$C$3]*[.D12]-[.$D$3]*[.E12])/([.$B$3])" office:value-type="float" office:value="0.57575" calcext:value-type="float">
            <text:p>0.57575</text:p>
          </table:table-cell>
          <table:table-cell table:style-name="ce3" table:formula="of:=([.$F$4]-[.$B$4]*[.C13]-[.$D$4]*[.E12])/([.$C$4])" office:value-type="float" office:value="-2.88155" calcext:value-type="float">
            <text:p>-2.8816</text:p>
          </table:table-cell>
          <table:table-cell table:style-name="ce3" table:formula="of:=([.$F$5]-[.$B$5]*[.C13]-[.$C$5]*[.D13])/([.$D$5])" office:value-type="float" office:value="3.6529" calcext:value-type="float">
            <text:p>3.6529</text:p>
          </table:table-cell>
          <table:table-cell table:style-name="ce3" table:formula="of:=ABS(([.C13]-[.C12])/([.C13]))*100" office:value-type="float" office:value="34.433347807208" calcext:value-type="float">
            <text:p>34.4333</text:p>
          </table:table-cell>
          <table:table-cell table:style-name="ce3" table:formula="of:=ABS(([.D13]-[.D12])/([.D13]))*100" office:value-type="float" office:value="4.96434210754629" calcext:value-type="float">
            <text:p>4.9643</text:p>
          </table:table-cell>
          <table:table-cell table:style-name="ce3" table:formula="of:=ABS(([.E13]-[.E12])/([.E13]))*100" office:value-type="float" office:value="0.755564072380862" calcext:value-type="float">
            <text:p>0.75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([.$F$3]-[.$C$3]*[.D13]-[.$D$3]*[.E13])/([.$B$3])" office:value-type="float" office:value="0.5192875" calcext:value-type="float">
            <text:p>0.5192875</text:p>
          </table:table-cell>
          <table:table-cell table:style-name="ce3" table:formula="of:=([.$F$4]-[.$B$4]*[.C14]-[.$D$4]*[.E13])/([.$C$4])" office:value-type="float" office:value="-2.8421525" calcext:value-type="float">
            <text:p>-2.8422</text:p>
          </table:table-cell>
          <table:table-cell table:style-name="ce3" table:formula="of:=([.$F$5]-[.$B$5]*[.C14]-[.$C$5]*[.D14])/([.$D$5])" office:value-type="float" office:value="3.6614325" calcext:value-type="float">
            <text:p>3.6614</text:p>
          </table:table-cell>
          <table:table-cell table:style-name="ce3" table:formula="of:=ABS(([.C14]-[.C13])/([.C14]))*100" office:value-type="float" office:value="10.8730712755459" calcext:value-type="float">
            <text:p>10.8731</text:p>
          </table:table-cell>
          <table:table-cell table:style-name="ce3" table:formula="of:=ABS(([.D14]-[.D13])/([.D14]))*100" office:value-type="float" office:value="1.38618529442036" calcext:value-type="float">
            <text:p>1.3862</text:p>
          </table:table-cell>
          <table:table-cell table:style-name="ce3" table:formula="of:=ABS(([.E14]-[.E13])/([.E14]))*100" office:value-type="float" office:value="0.233037206066212" calcext:value-type="float">
            <text:p>0.233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2" table:formula="of:=([.$F$3]-[.$C$3]*[.D14]-[.$D$3]*[.E14])/([.$B$3])" office:value-type="float" office:value="0.53553625" calcext:value-type="float">
            <text:p>0.5</text:p>
          </table:table-cell>
          <table:table-cell table:style-name="ce2" table:formula="of:=([.$F$4]-[.$B$4]*[.C15]-[.$D$4]*[.E14])/([.$C$4])" office:value-type="float" office:value="-2.85360825" calcext:value-type="float">
            <text:p>-2.9</text:p>
          </table:table-cell>
          <table:table-cell table:style-name="ce4" table:formula="of:=([.$F$5]-[.$B$5]*[.C15]-[.$C$5]*[.D15])/([.$D$5])" office:value-type="float" office:value="3.659036" calcext:value-type="float">
            <text:p>3.66</text:p>
          </table:table-cell>
          <table:table-cell table:style-name="ce3" table:formula="of:=ABS(([.C15]-[.C14])/([.C15]))*100" office:value-type="float" office:value="3.03410833533684" calcext:value-type="float">
            <text:p>3.0341</text:p>
          </table:table-cell>
          <table:table-cell table:style-name="ce3" table:formula="of:=ABS(([.D15]-[.D14])/([.D15]))*100" office:value-type="float" office:value="0.401447886198133" calcext:value-type="float">
            <text:p>0.4014</text:p>
          </table:table-cell>
          <table:table-cell table:style-name="ce3" table:formula="of:=ABS(([.E15]-[.E14])/([.E15]))*100" office:value-type="float" office:value="0.0654953927755751" calcext:value-type="float">
            <text:p>0.0655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. M.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" calcext:value-type="float">
            <text:p>-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-9" calcext:value-type="float">
            <text:p>-9</text:p>
          </table:table-cell>
          <table:table-cell table:number-columns-repeated="5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5&lt;Ea&lt;0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1:48:55.760720631</meta:creation-date>
    <dc:date>2024-12-01T12:01:07.332377894</dc:date>
    <meta:editing-duration>PT12M4S</meta:editing-duration>
    <meta:editing-cycles>17</meta:editing-cycles>
    <meta:generator>LibreOffice/24.2.6.2$Linux_X86_64 LibreOffice_project/420$Build-2</meta:generator>
    <meta:document-statistic meta:table-count="1" meta:cell-count="85" meta:object-count="0"/>
  </office:meta>
</office:document-meta>
</file>